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PatternMatcher.AbstractPatternMatch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tternMatch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tternMatch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tternMatcher.getMatcher( String express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